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139in" loext:contextual-spacing="false" fo:line-height="115%"/>
      <style:text-properties fo:font-size="10pt" style:font-size-asian="10pt" style:font-size-complex="10pt"/>
    </style:style>
    <style:style style:name="P2" style:family="paragraph" style:parent-style-name="Standard">
      <style:paragraph-properties fo:margin-top="0in" fo:margin-bottom="0.139in" loext:contextual-spacing="false" fo:line-height="115%"/>
    </style:style>
    <style:style style:name="P3" style:family="paragraph" style:parent-style-name="Location">
      <style:paragraph-properties fo:margin-left="0in" fo:margin-right="0in" fo:text-indent="0.2in" style:auto-text-indent="false"/>
    </style:style>
    <style:style style:name="P4" style:family="paragraph" style:parent-style-name="Location">
      <style:paragraph-properties fo:margin-left="0in" fo:margin-right="0in" fo:text-indent="0.2in" style:auto-text-indent="false"/>
      <style:text-properties fo:font-size="10pt" style:font-size-asian="10pt" style:font-size-complex="10pt"/>
    </style:style>
    <style:style style:name="P5" style:family="paragraph" style:parent-style-name="Normal_20_Body_20_Text">
      <style:text-properties fo:font-size="10pt" style:font-size-asian="10pt" style:font-size-complex="10pt"/>
    </style:style>
    <style:style style:name="P6" style:family="paragraph" style:parent-style-name="Normal_20_Body_20_Text">
      <style:paragraph-properties fo:text-align="justify" style:justify-single-word="false"/>
      <style:text-properties fo:font-size="10pt" style:font-size-asian="10pt" style:font-size-complex="10pt"/>
    </style:style>
    <style:style style:name="P7" style:family="paragraph" style:parent-style-name="Normal_20_Body_20_Text">
      <style:text-properties fo:font-size="10pt" fo:font-style="italic" fo:font-weight="bold" style:font-size-asian="10pt" style:font-style-asian="italic" style:font-weight-asian="bold" style:font-size-complex="10pt"/>
    </style:style>
    <style:style style:name="P8" style:family="paragraph" style:parent-style-name="Normal_20_Body_20_Text">
      <style:paragraph-properties fo:text-align="justify" style:justify-single-word="false"/>
    </style:style>
    <style:style style:name="P9" style:family="paragraph" style:parent-style-name="Normal_20_Body_20_Text">
      <style:paragraph-properties fo:margin-left="5.25in" fo:margin-right="0in" fo:text-indent="-5.05in" style:auto-text-indent="false"/>
    </style:style>
    <style:style style:name="P10" style:family="paragraph" style:parent-style-name="Job_20_Title">
      <style:paragraph-properties fo:text-align="justify" style:justify-single-word="false"/>
    </style:style>
    <style:style style:name="P11" style:family="paragraph" style:parent-style-name="Job_20_Title">
      <style:text-properties fo:font-size="10pt" fo:font-weight="normal" style:font-size-asian="10pt" style:font-weight-asian="normal" style:font-size-complex="10pt"/>
    </style:style>
    <style:style style:name="P12" style:family="paragraph" style:parent-style-name="Job_20_Title">
      <style:paragraph-properties fo:break-before="page"/>
    </style:style>
    <style:style style:name="P13" style:family="paragraph" style:parent-style-name="Your_20_Name" style:master-page-name="First_20_Page">
      <style:paragraph-properties style:page-number="auto"/>
    </style:style>
    <style:style style:name="P14" style:family="paragraph" style:parent-style-name="Default">
      <style:paragraph-properties fo:margin-left="0.2in" fo:margin-right="0in" fo:text-indent="0in" style:auto-text-indent="false"/>
    </style:style>
    <style:style style:name="P15" style:family="paragraph">
      <style:paragraph-properties fo:text-align="start"/>
    </style:style>
    <style:style style:name="T1" style:family="text">
      <style:text-properties fo:font-size="10pt" fo:language="es" fo:country="MX" style:font-size-asian="10pt" style:font-size-complex="10pt"/>
    </style:style>
    <style:style style:name="T2" style:family="text">
      <style:text-properties fo:font-size="10pt" fo:language="es" fo:country="MX" fo:font-weight="normal" style:font-size-asian="10pt" style:font-weight-asian="normal" style:font-size-complex="10pt"/>
    </style:style>
    <style:style style:name="T3" style:family="text">
      <style:text-properties fo:font-size="10pt" style:font-size-asian="10pt" style:font-size-complex="10pt"/>
    </style:style>
    <style:style style:name="T4" style:family="text">
      <style:text-properties fo:font-size="10pt" style:font-size-asian="10pt" style:font-size-complex="10pt"/>
    </style:style>
    <style:style style:name="T5" style:family="text">
      <style:text-properties fo:font-size="10pt" fo:font-weight="normal" style:font-size-asian="10pt" style:font-weight-asian="normal" style:font-size-complex="10pt"/>
    </style:style>
    <style:style style:name="T6" style:family="text">
      <style:text-properties fo:font-size="10pt" fo:font-style="italic" fo:font-weight="bold" style:font-size-asian="10pt" style:font-style-asian="italic" style:font-weight-asian="bold" style:font-size-complex="10pt"/>
    </style:style>
    <style:style style:name="T7" style:family="text">
      <style:text-properties fo:font-size="10pt" fo:font-weight="bold" style:font-size-asian="10pt" style:font-weight-asian="bold" style:font-size-complex="10pt"/>
    </style:style>
    <style:style style:name="T8" style:family="text">
      <style:text-properties fo:color="#00000a" style:font-name="Calibri" fo:font-size="10pt" fo:language="en" fo:country="US" style:font-size-asian="10pt" style:font-name-complex="F" style:font-size-complex="10pt"/>
    </style:style>
    <style:style style:name="T9" style:family="text">
      <style:text-properties fo:language="es" fo:country="MX"/>
    </style:style>
    <style:style style:name="T10" style:family="text">
      <style:text-properties fo:language="es" fo:country="MX"/>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6-01-3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2" form:control-implementation="ooo:com.sun.star.form.component.DateField" xml:id="control2" form:id="control2" form:current-value="2015-08-26"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3" form:control-implementation="ooo:com.sun.star.form.component.DateField" xml:id="control3" form:id="control3" form:current-value="2015-05-1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4" form:control-implementation="ooo:com.sun.star.form.component.DateField" xml:id="control4" form:id="control4" form:current-value="2015-02-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5" form:control-implementation="ooo:com.sun.star.form.component.DateField" xml:id="control5" form:id="control5" form:current-value="2014-03-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6" form:control-implementation="ooo:com.sun.star.form.component.DateField" xml:id="control6" form:id="control6" form:current-value="2013-04-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7" form:control-implementation="ooo:com.sun.star.form.component.DateField" xml:id="control7" form:id="control7" form:current-value="2013-01-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8" form:control-implementation="ooo:com.sun.star.form.component.DateField" xml:id="control8" form:id="control8" form:current-value="2013-01-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9" form:control-implementation="ooo:com.sun.star.form.component.DateField" xml:id="control9" form:id="control9" form:current-value="2013-01-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10" form:control-implementation="ooo:com.sun.star.form.component.DateField" xml:id="control10" form:id="control10" form:current-value="2012-12-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11" form:control-implementation="ooo:com.sun.star.form.component.DateField" xml:id="control11" form:id="control11" form:current-value="2010-06-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12" form:control-implementation="ooo:com.sun.star.form.component.DateField" xml:id="control12" form:id="control12" form:current-value="2010-06-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13" form:control-implementation="ooo:com.sun.star.form.component.DateField" xml:id="control13" form:id="control13" form:current-value="2015-06-0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14" form:control-implementation="ooo:com.sun.star.form.component.DateField" xml:id="control14" form:id="control14"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Current"/>
              <form:property form:property-name="ObjIDinMSO" office:value-type="float" office:value="65535"/>
            </form:properties>
          </form:date>
          <form:date form:name="Date Field 15" form:control-implementation="ooo:com.sun.star.form.component.DateField" xml:id="control15" form:id="control15" form:current-value="2012-11-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16" form:control-implementation="ooo:com.sun.star.form.component.DateField" xml:id="control16" form:id="control16" form:current-value="2015-06-0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17" form:control-implementation="ooo:com.sun.star.form.component.DateField" xml:id="control17" form:id="control17" form:current-value="2011-05-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18" form:control-implementation="ooo:com.sun.star.form.component.DateField" xml:id="control18" form:id="control18" form:current-value="2012-05-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19" form:control-implementation="ooo:com.sun.star.form.component.DateField" xml:id="control19" form:id="control19" form:current-value="2010-03-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20" form:control-implementation="ooo:com.sun.star.form.component.DateField" xml:id="control20" form:id="control20" form:current-value="2010-11-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21" form:control-implementation="ooo:com.sun.star.form.component.DateField" xml:id="control21" form:id="control21" form:current-value="2009-01-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date form:name="Date Field 22" form:control-implementation="ooo:com.sun.star.form.component.DateField" xml:id="control22" form:id="control22" form:current-value="2009-03-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1">Marco ANTONIO De jesus CIRIACO</text:span></text:h>
      <text:p text:style-name="Contact_20_Information"><text:span text:style-name="T1">477 321 28 20 | marco_dejesus@live.com</text:span></text:p>
      <text:h text:style-name="Section_20_Heading" text:outline-level="2"><text:span text:style-name="T3">profile</text:span></text:h>
      <text:p text:style-name="P10"><text:span text:style-name="T3">3 years of experience as Manual Software Tester</text:span><text:span text:style-name="T5">, Able to </text:span><text:span text:style-name="T3">Lead a System Integration Testing Project Team</text:span><text:span text:style-name="T5"> during many different Test Cycles with up to 15 Team members. Experienced on </text:span><text:span text:style-name="T3">Manual Testing Types </text:span><text:span text:style-name="T5">(E2E Testing, Core Functional Testing, DB Testing, Usability Testing, Regression Testing, Cross Browser Testing, Accessibility Testing, and System Integration Testing); Overall understanding of </text:span><text:span text:style-name="T3">Software Development Life Cycle</text:span><text:span text:style-name="T5"> as a base for </text:span><text:span text:style-name="T3">Software Testing Life Cycle</text:span><text:span text:style-name="T5"> implementation, Defect Management, Defect Lifecycle, Lean IT, Page Object Pattern for Automation Testing, Healthcare Vertical Knowledge, Service Virtualization.</text:span></text:p>
      <text:p text:style-name="P11"/>
      <text:p text:style-name="P10"><text:span text:style-name="T3">2 years of experience as Java Developer </text:span><text:span text:style-name="T5">in Core Java for Web Applications (JSP) and web technologies such as JSON, JQuery, Ajax, xHTML and CSS styling. Experienced with Tomcat Server and Xampp stack for PHP development; Able to work with </text:span><text:span text:style-name="T3">Three Layer Applications</text:span><text:span text:style-name="T5"> (Data Layer, Business Layer and Presentation Layer) with JPA; Experienced on Triggers, Stored Procedures and Functions as well as Nested Queries in regards of DRMS. </text:span></text:p>
      <text:h text:style-name="Section_20_Heading" text:outline-level="2"><text:span text:style-name="T1">EDUCATION</text:span></text:h>
      <text:p text:style-name="Job_20_Title"><text:span text:style-name="T2">Universidad de la Salle Bajio Campus Campestre. </text:span><text:span text:style-name="T5">Leon, Guanajuato.</text:span></text:p>
      <text:p text:style-name="Job_20_Title"><text:span text:style-name="T3">Master Degree in Administrative Engineering and Quality<text:tab/>May 2015</text:span></text:p>
      <text:p text:style-name="P5"/>
      <text:p text:style-name="Job_20_Title"><text:span text:style-name="T2">Universidad Tecnologica de Leon. Leon, Guanajuato.</text:span></text:p>
      <text:p text:style-name="Job_20_Title"><text:span text:style-name="T3">Bachelor’s Degree on Information Technologies Engineer<text:tab/>April 2012</text:span></text:p>
      <text:p text:style-name="P4"/>
      <text:p text:style-name="P3"><text:span text:style-name="T1">Universidad Tecnologica de Leon. Leon, Guanajuato.</text:span></text:p>
      <text:p text:style-name="Job_20_Title"><text:span text:style-name="T3">Technical Degree on Computer Systems<text:tab/>April 2010</text:span></text:p>
      <text:p text:style-name="P4"/>
      <text:p text:style-name="P3"><text:span text:style-name="T1">Universidad de la Salle Bajio Campus Campestre Leon, Guanajuato.</text:span></text:p>
      <text:p text:style-name="Job_20_Title"><text:span text:style-name="T3">Diploma in Software Development (.NET Framework 3.5)<text:tab/>June 2010</text:span></text:p>
      <text:h text:style-name="Section_20_Heading" text:outline-level="2"><text:span text:style-name="T3"><text:s/>TRAINING</text:span></text:h>
      <text:p text:style-name="Normal_20_Body_20_Text"><text:span text:style-name="T3">Automated Testing Framework with Selenium (Plural Sight) <text:tab/></text:span><text:span text:style-name="T3"><draw:control text:anchor-type="as-char" draw:z-index="0" draw:style-name="gr1" draw:text-style-name="P15" svg:width="1.2898in" svg:height="0.2276in" draw:control="control1"/></text:span></text:p>
      <text:p text:style-name="Normal_20_Body_20_Text"><text:span text:style-name="T3">Automated Web Testing with Selenium (Plural Sight) <text:s/><text:tab/></text:span><text:span text:style-name="T3"><draw:control text:anchor-type="as-char" draw:z-index="1" draw:style-name="gr1" draw:text-style-name="P15" svg:width="1.2587in" svg:height="0.2276in" draw:control="control2"/></text:span></text:p>
      <text:p text:style-name="Normal_20_Body_20_Text"><text:span text:style-name="T3">ISTQB Training for ISTQB Foundational Level Certification <text:tab/></text:span><text:span text:style-name="T3"><draw:control text:anchor-type="as-char" draw:z-index="2" draw:style-name="gr1" draw:text-style-name="P15" svg:width="1.0189in" svg:height="0.2276in" draw:control="control3"/></text:span></text:p>
      <text:p text:style-name="Normal_20_Body_20_Text"><text:span text:style-name="T3">Automation Training in RFT<text:tab/></text:span><text:span text:style-name="T3"><draw:control text:anchor-type="as-char" draw:z-index="3" draw:style-name="gr1" draw:text-style-name="P15" svg:width="1.3941in" svg:height="0.2276in" draw:control="control4"/></text:span></text:p>
      <text:p text:style-name="Normal_20_Body_20_Text"><text:span text:style-name="T3">Multi Browser Compatibility Testing<text:tab/></text:span><text:span text:style-name="T3"><draw:control text:anchor-type="as-char" draw:z-index="4" draw:style-name="gr1" draw:text-style-name="P15" svg:width="1.1752in" svg:height="0.2276in" draw:control="control5"/></text:span><text:span text:style-name="T3"> </text:span></text:p>
      <text:p text:style-name="Normal_20_Body_20_Text"><text:span text:style-name="T3">Web Accessibility Testing and Tools Training<text:tab/></text:span><text:span text:style-name="T3"><draw:control text:anchor-type="as-char" draw:z-index="5" draw:style-name="gr1" draw:text-style-name="P15" svg:width="1.0504in" svg:height="0.2276in" draw:control="control6"/></text:span><text:span text:style-name="T3"> </text:span></text:p>
      <text:p text:style-name="Normal_20_Body_20_Text"><text:span text:style-name="T3">Software Testing Lifecycle<text:tab/></text:span><text:span text:style-name="T3"><draw:control text:anchor-type="as-char" draw:z-index="6" draw:style-name="gr1" draw:text-style-name="P15" svg:width="1.2898in" svg:height="0.2276in" draw:control="control7"/></text:span></text:p>
      <text:p text:style-name="Normal_20_Body_20_Text"><text:span text:style-name="T3">V-Model Training<text:tab/></text:span><text:span text:style-name="T3"><draw:control text:anchor-type="as-char" draw:z-index="7" draw:style-name="gr1" draw:text-style-name="P15" svg:width="1.2898in" svg:height="0.2276in" draw:control="control8"/></text:span></text:p>
      <text:p text:style-name="Normal_20_Body_20_Text"><text:span text:style-name="T3">Defect Lifecycle Training<text:tab/></text:span><text:span text:style-name="T3"><draw:control text:anchor-type="as-char" draw:z-index="8" draw:style-name="gr1" draw:text-style-name="P15" svg:width="1.2898in" svg:height="0.2276in" draw:control="control9"/></text:span></text:p>
      <text:p text:style-name="Normal_20_Body_20_Text"><text:span text:style-name="T3">SDLC Training<text:tab/></text:span><text:span text:style-name="T3"><draw:control text:anchor-type="as-char" draw:z-index="9" draw:style-name="gr1" draw:text-style-name="P15" svg:width="1.5087in" svg:height="0.2276in" draw:control="control10"/></text:span></text:p>
      <text:p text:style-name="Normal_20_Body_20_Text"><text:soft-page-break/><text:span text:style-name="T3">Software Development Diploma in .NET Framework 3.5<text:tab/></text:span><text:span text:style-name="T3"><draw:control text:anchor-type="as-char" draw:z-index="10" draw:style-name="gr1" draw:text-style-name="P15" svg:width="1.0398in" svg:height="0.2276in" draw:control="control11"/></text:span><text:span text:style-name="T3"> </text:span></text:p>
      <text:p text:style-name="Normal_20_Body_20_Text"><text:span text:style-name="T3">Three Layer Architecture in VB NET<text:tab/></text:span><text:span text:style-name="T3"><draw:control text:anchor-type="as-char" draw:z-index="11" draw:style-name="gr1" draw:text-style-name="P15" svg:width="1.0398in" svg:height="0.2276in" draw:control="control12"/></text:span></text:p>
      <text:p text:style-name="P5"/>
      <text:p text:style-name="P7"/>
      <text:p text:style-name="P7"/>
      <text:p text:style-name="P7"/>
      <text:p text:style-name="P7"/>
      <text:p text:style-name="Normal_20_Body_20_Text"><text:span text:style-name="T6">Technical Skills</text:span></text:p>
      <text:p text:style-name="Normal_20_Body_20_Text"><text:span text:style-name="T7">Quality Tools</text:span></text:p>
      <text:p text:style-name="Normal_20_Body_20_Text"><text:span text:style-name="T3">Lean Concepts, Waste Elimination, Muda, 7/8 wastes, Value Steam Mapping, Cycle Time Reduction, Continuous Flow, Kanban, 5S, Standard Work, Poka yoke, Kaizen, TPM, Visual Control, Statistical Quality Control.</text:span></text:p>
      <text:p text:style-name="P5"/>
      <text:p text:style-name="Normal_20_Body_20_Text"><text:span text:style-name="T7">Testing Tools</text:span></text:p>
      <text:p text:style-name="Normal_20_Body_20_Text"><text:span text:style-name="T3">Selenium Web Driver, Team Foundation Server, Rational Clear Quest, Rational Requisite Pro, Rational Quality Manager, Total Validator Tool, Juicy Studio, Chrome Vox Screen Reader, SharePoint 2010, Excel Macros Development, CA Lisa, iMac OS Installation and configuration. Command line handling, SOAP UI</text:span></text:p>
      <text:p text:style-name="P5"/>
      <text:p text:style-name="Normal_20_Body_20_Text"><text:span text:style-name="T7">Application Servers, IDEs, Build and integration tools</text:span></text:p>
      <text:p text:style-name="Normal_20_Body_20_Text"><text:span text:style-name="T3">Eclipse, SVN, NetBeans, MS SQL Management Studio, MySQL Workbench</text:span></text:p>
      <text:p text:style-name="P5"/>
      <text:p text:style-name="Normal_20_Body_20_Text"><text:span text:style-name="T7">OS and DB Manager System</text:span></text:p>
      <text:p text:style-name="Normal_20_Body_20_Text"><text:span text:style-name="T3">Apache Server, Tomcat, Xampp, Unix-like systems (Ubuntu, Fedora, iMac), MySQL, MS SQL Server 2005</text:span></text:p>
      <text:p text:style-name="P5"/>
      <text:p text:style-name="Normal_20_Body_20_Text"><text:span text:style-name="T7">Software Methodologies and others</text:span></text:p>
      <text:p text:style-name="P9"><text:span text:style-name="T3">Scrum, SOAP UI, JSF, JDBC, XML</text:span></text:p>
      <text:p text:style-name="P5"/>
      <text:h text:style-name="Section_20_Heading" text:outline-level="2"><text:span text:style-name="T3">RELATED EXPERIENCE</text:span></text:h>
      <text:p text:style-name="Location"><text:span text:style-name="T3">Softtek</text:span></text:p>
      <text:p text:style-name="Job_20_Title"><text:span text:style-name="T3">Senior QA Analyst <text:s text:c="137"/></text:span><text:span text:style-name="T3"><draw:control text:anchor-type="as-char" draw:z-index="12" draw:style-name="gr1" draw:text-style-name="P15" svg:width="1.0398in" svg:height="0.2276in" draw:control="control13"/></text:span><text:span text:style-name="T3"><text:s/>– </text:span><text:span text:style-name="T3"><draw:control text:anchor-type="as-char" draw:z-index="13" draw:style-name="gr1" draw:text-style-name="P15" svg:width="0.8213in" svg:height="0.2276in" draw:control="control14"/></text:span></text:p>
      <text:p text:style-name="Space_20_After"><text:span text:style-name="T3">Ensure Web Application Changes are merged to Production environment with Zero or at least with minimal minor defects through Scrum Methodology. Make sure User Stories are delivered as per Sprint planning and schedule. <text:s/></text:span></text:p>
      <text:p text:style-name="Location"><text:span text:style-name="T3">UST Global</text:span></text:p>
      <text:p text:style-name="Job_20_Title"><text:span text:style-name="T3">Tester <text:s text:c="144"/></text:span><text:span text:style-name="T3"><draw:control text:anchor-type="as-char" draw:z-index="14" draw:style-name="gr1" draw:text-style-name="P15" svg:width="1.5087in" svg:height="0.2276in" draw:control="control15"/></text:span><text:span text:style-name="T3"><text:s/>– </text:span><text:span text:style-name="T3"><draw:control text:anchor-type="as-char" draw:z-index="15" draw:style-name="gr1" draw:text-style-name="P15" svg:width="1.0398in" svg:height="0.2276in" draw:control="control16"/></text:span></text:p>
      <text:p text:style-name="Space_20_After"><text:span text:style-name="T3">Make sure that Defects are identified for System Changes Requests following the Software Testing Lifecycle in a V-Model</text:span></text:p>
      <text:p text:style-name="Location"><text:span text:style-name="T3">Universidad Tecnologica de Leon</text:span></text:p>
      <text:p text:style-name="Job_20_Title"><text:soft-page-break/><text:span text:style-name="T3">Java Developer <text:s text:c="131"/><text:tab/> <text:s text:c="6"/></text:span><text:span text:style-name="T3"><draw:control text:anchor-type="as-char" draw:z-index="16" draw:style-name="gr1" draw:text-style-name="P15" svg:width="1.0189in" svg:height="0.2276in" draw:control="control17"/></text:span><text:span text:style-name="T3"><text:s/>– </text:span><text:span text:style-name="T3"><draw:control text:anchor-type="as-char" draw:z-index="17" draw:style-name="gr1" draw:text-style-name="P15" svg:width="1.0189in" svg:height="0.2276in" draw:control="control18"/></text:span></text:p>
      <text:p text:style-name="P14"><text:span text:style-name="T8">Development of web applications with java technologies </text:span></text:p>
      <text:p text:style-name="P14"><text:span text:style-name="T8">Project Administration</text:span></text:p>
      <text:p text:style-name="P14"><text:span text:style-name="T8">Reports Creation</text:span></text:p>
      <text:p text:style-name="P14"><text:span text:style-name="T8">Support of various departments within the University</text:span></text:p>
      <text:p text:style-name="P14"><text:span text:style-name="T8">Process Flow Modeling</text:span></text:p>
      <text:p text:style-name="Space_20_After"><text:span text:style-name="T3">Requirements Gatherings</text:span></text:p>
      <text:p text:style-name="Job_20_Title"><text:span text:style-name="T5">Smar Yeo Consultores TI (Software Development Consulting)</text:span></text:p>
      <text:p text:style-name="Job_20_Title"><text:span text:style-name="T3">PHP Developer <text:s text:c="124"/></text:span><text:span text:style-name="T3"><draw:control text:anchor-type="as-char" draw:z-index="18" draw:style-name="gr1" draw:text-style-name="P15" svg:width="1.1752in" svg:height="0.2276in" draw:control="control19"/></text:span><text:span text:style-name="T3"><text:s/>– </text:span><text:span text:style-name="T3"><draw:control text:anchor-type="as-char" draw:z-index="19" draw:style-name="gr1" draw:text-style-name="P15" svg:width="1.5087in" svg:height="0.2276in" draw:control="control20"/></text:span></text:p>
      <text:p text:style-name="P14"><text:span text:style-name="T8">Websites Development with PHP and Action Script </text:span></text:p>
      <text:p text:style-name="P14"><text:span text:style-name="T8">Functional testing</text:span></text:p>
      <text:p text:style-name="P14"><text:span text:style-name="T8">User and Technical Manuals Creation </text:span></text:p>
      <text:p text:style-name="P11"/>
      <text:p text:style-name="P1"/>
      <text:p text:style-name="P12"><text:bookmark text:name="_GoBack"/><text:span text:style-name="T5">Teletech</text:span></text:p>
      <text:p text:style-name="Job_20_Title"><text:span text:style-name="T3">Customer Service Representative <text:s text:c="96"/></text:span><text:span text:style-name="T3"><draw:control text:anchor-type="as-char" draw:z-index="20" draw:style-name="gr1" draw:text-style-name="P15" svg:width="1.2898in" svg:height="0.2276in" draw:control="control21"/></text:span><text:span text:style-name="T3"><text:s/>– </text:span><text:span text:style-name="T3"><draw:control text:anchor-type="as-char" draw:z-index="21" draw:style-name="gr1" draw:text-style-name="P15" svg:width="1.1752in" svg:height="0.2276in" draw:control="control22"/></text:span></text:p>
      <text:p text:style-name="P14"><text:span text:style-name="T8">Customer service in English/Spanish for Sprint-Nextel campaign</text:span></text:p>
      <text:p text:style-name="P14"><text:span text:style-name="T8">Tech Support and Radio Solutions</text:span></text:p>
      <text:p text:style-name="P14"><text:span text:style-name="T8">Billing Service Support</text:span></text:p>
      <text:p text:style-name="P1"/>
      <text:p text:style-name="P2"><text:span text:style-name="T3">LANGUAGES</text:span></text:p>
      <text:p text:style-name="Normal_20_Body_20_Text"><text:span text:style-name="T3">Spanish – Native </text:span></text:p>
      <text:p text:style-name="Normal_20_Body_20_Text"><text:span text:style-name="T3">English – Speak, Read, and Write. Advanced</text:span></text:p>
      <text:h text:style-name="Section_20_Heading" text:outline-level="2"><text:span text:style-name="T3">ASPIRATIONS AND EXPECTATIONS<text:tab/></text:span></text:h>
      <text:p text:style-name="P8"><text:span text:style-name="T3">Following my Career Path will brand me as a very Strong Associate for a company in Quality and Processes Improvement, becoming an essential advisor, leading the company to grow and to exploit the Core potential Resources.</text:span></text:p>
      <text:p text:style-name="P6"/>
      <text:p text:style-name="P8"><text:span text:style-name="T3">I’m expecting to work with people from different countries in order to know their way of work, culture and gather knowledge from their experience. This will allow me to improve my English communications skills or other language needed.</text:span></text:p>
      <text:p text:style-name="Normal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8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8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0%" fo:text-align="start" style:justify-single-word="false" fo:orphans="2" fo:widows="2" style:writing-mode="lr-tb"/>
      <style:text-properties fo:font-size="8pt" style:font-size-asian="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28in" loext:contextual-spacing="false" fo:keep-together="always" fo:keep-with-next="always"/>
      <style:text-properties fo:text-transform="uppercase" fo:color="#000000" style:font-name="Cambria" fo:font-family="Cambria" style:font-family-generic="roman" style:font-pitch="variable" fo:letter-spacing="0.0071in" fo:font-weight="bold" style:font-name-asian="F" style:font-family-generic-asian="system" style:font-pitch-asian="variable"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28in" loext:contextual-spacing="false"/>
      <style:text-properties fo:text-transform="uppercase" fo:color="#000000" fo:letter-spacing="0.0071in"/>
    </style:style>
    <style:style style:name="Heading_20_3" style:display-name="Heading 3" style:family="paragraph" style:parent-style-name="Standard" style:next-style-name="Standard" style:default-outline-level="3" style:list-style-name="" style:class="text">
      <style:paragraph-properties fo:margin-left="0.2in" fo:margin-right="0in" fo:text-indent="0in" style:auto-text-indent="false"/>
      <style:text-properties fo:font-style="italic" style:font-style-asian="italic"/>
    </style:style>
    <style:style style:name="Job_20_Title" style:display-name="Job Title" style:family="paragraph" style:parent-style-name="Standard" style:default-outline-level="">
      <style:paragraph-properties fo:margin-left="0.2in" fo:margin-right="0in" fo:text-indent="0in" style:auto-text-indent="false">
        <style:tab-stops>
          <style:tab-stop style:position="5.25in"/>
        </style:tab-stops>
      </style:paragraph-properties>
      <style:text-properties fo:font-weight="bold" style:font-weight-asian="bold"/>
    </style:style>
    <style:style style:name="Contact_20_Information" style:display-name="Contact Information" style:family="paragraph" style:parent-style-name="Standard" style:default-outline-level="">
      <style:paragraph-properties fo:margin-left="0.2in" fo:margin-right="0in" fo:margin-top="0in" fo:margin-bottom="0.278in" loext:contextual-spacing="false" fo:text-indent="0in" style:auto-text-indent="false"/>
    </style:style>
    <style:style style:name="Normal_20_Body_20_Text" style:display-name="Normal Body Text" style:family="paragraph" style:parent-style-name="Standard" style:default-outline-level="">
      <style:paragraph-properties fo:margin-left="0.2in" fo:margin-right="0in" fo:text-indent="0in" style:auto-text-indent="false">
        <style:tab-stops>
          <style:tab-stop style:position="5.25in"/>
        </style:tab-stops>
      </style:paragraph-properties>
    </style:style>
    <style:style style:name="All_20_Caps" style:display-name="All Caps" style:family="paragraph" style:parent-style-name="Standard" style:default-outline-level="">
      <style:text-properties fo:text-transform="uppercase" fo:font-size="7.5pt" fo:letter-spacing="0.0138in" style:font-size-asian="7.5pt"/>
    </style:style>
    <style:style style:name="Location" style:family="paragraph" style:parent-style-name="Standard" style:default-outline-level="">
      <style:paragraph-properties fo:margin-left="0.2in" fo:margin-right="0in" fo:text-indent="0in" style:auto-text-indent="false"/>
    </style:style>
    <style:style style:name="Space_20_After" style:display-name="Space After" style:family="paragraph" style:parent-style-name="Standard" style:default-outline-level="">
      <style:paragraph-properties fo:margin-left="0.2in" fo:margin-right="2in" fo:margin-top="0in" fo:margin-bottom="0.111in" loext:contextual-spacing="false" fo:text-indent="0in" style:auto-text-indent="false">
        <style:tab-stops>
          <style:tab-stop style:position="5.25in"/>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style:font-name-complex="Tahoma1" style:font-family-complex="Tahoma" style:font-family-generic-complex="system" style:font-pitch-complex="variable" style:font-size-complex="8pt"/>
    </style:style>
    <style:style style:name="Your_20_Name" style:display-name="Your Name" style:family="paragraph" style:parent-style-name="Standard" style:default-outline-level="1" style:list-style-name="">
      <style:paragraph-properties fo:margin-top="0in" fo:margin-bottom="0.028in" loext:contextual-spacing="false" fo:keep-together="always" fo:keep-with-next="always">
        <style:tab-stops>
          <style:tab-stop style:position="6in"/>
        </style:tab-stops>
      </style:paragraph-properties>
      <style:text-properties fo:text-transform="uppercase" fo:color="#000000" style:font-name="Cambria" fo:font-family="Cambria" style:font-family-generic="roman" style:font-pitch="variable" fo:letter-spacing="0.0071in" fo:font-weight="bold" style:font-name-asian="F" style:font-family-generic-asian="system" style:font-pitch-asian="variable" style:font-weight-asian="bold" style:font-name-complex="F" style:font-family-generic-complex="system" style:font-pitch-complex="variable" style:font-size-complex="14pt" style:font-weight-complex="bold"/>
    </style:style>
    <style:style style:name="Space_20_After_20_1_20__28_No_20_Right_20_Indent_29_" style:display-name="Space After 1 (No Right Indent)" style:family="paragraph" style:parent-style-name="Standard" style:default-outline-level="">
      <style:paragraph-properties fo:margin-left="0.2in" fo:margin-right="0in" fo:margin-top="0in" fo:margin-bottom="0.111in" loext:contextual-spacing="false" fo:text-indent="0in" style:auto-text-indent="false">
        <style:tab-stops>
          <style:tab-stop style:position="5.25in"/>
        </style:tab-stops>
      </style:paragraph-properties>
    </style:style>
    <style:style style:name="Section_20_Heading" style:display-name="Section Heading" style:family="paragraph" style:parent-style-name="Standard" style:default-outline-level="2" style:list-style-name="">
      <style:paragraph-properties fo:margin-top="0.1665in" fo:margin-bottom="0.028in" loext:contextual-spacing="false"/>
      <style:text-properties fo:text-transform="uppercase" fo:color="#000000" fo:letter-spacing="0.0071in"/>
    </style:style>
    <style:style style:name="Italic_20_Heading" style:display-name="Italic Heading" style:family="paragraph" style:parent-style-name="Standard" style:default-outline-level="3" style:list-style-name="">
      <style:paragraph-properties fo:margin-left="0.2in" fo:margin-right="0in" fo:text-indent="0in" style:auto-text-indent="false"/>
      <style:text-properties fo:font-style="italic" style:font-style-asian="italic"/>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Encabezado_20_de_20_tabla_20_de_20_contenido" style:display-name="Encabezado de tabla de contenido" style:family="paragraph" style:parent-style-name="Heading_20_1" style:next-style-name="Standard" style:default-outline-level="">
      <style:paragraph-properties fo:margin-top="0.3335in" fo:margin-bottom="0in" loext:contextual-spacing="false" fo:line-height="115%"/>
      <style:text-properties fo:font-variant="normal" fo:text-transform="none" fo:color="#384347" style:font-name="Calibri" fo:font-family="Calibri" style:font-family-generic="roman" style:font-pitch="variable" fo:font-size="14pt" fo:letter-spacing="normal" style:rfc-language-tag="es-ES-u-co-trad" fo:language="es" fo:country="ES" style:font-name-asian="Times New Roman" style:font-family-asian="'Times New Roman'" style:font-family-generic-asian="system" style:font-pitch-asian="variable" style:font-size-asian="14pt" style:rfc-language-tag-asian="es-ES-u-co-trad" style:language-asian="es" style:country-asian="ES" style:font-name-complex="Times New Roman"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Segoe UI" fo:font-family="'Segoe UI'" style:font-family-generic="roman" style:font-pitch="variable" fo:font-size="12pt" fo:language="es" fo:country="MX" style:font-size-asian="12pt" style:font-name-complex="Segoe UI1" style:font-family-complex="'Segoe UI'" style:font-family-generic-complex="system" style:font-pitch-complex="variable"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fo:color="#000000" style:font-name="Cambria" fo:font-family="Cambria" style:font-family-generic="roman" style:font-pitch="variable" fo:font-size="8pt" fo:letter-spacing="0.0071in" fo:font-weight="bold" style:font-name-asian="F" style:font-family-generic-asian="system" style:font-pitch-asian="variable" style:font-size-asian="8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text-transform="uppercase" fo:color="#000000" fo:font-size="8pt" fo:letter-spacing="0.0071in" style:font-size-asian="8pt"/>
    </style:style>
    <style:style style:name="Título_20_3_20_Car" style:display-name="Título 3 Car" style:family="text" style:parent-style-name="Default_20_Paragraph_20_Font">
      <style:text-properties fo:font-size="8pt" fo:font-style="italic" style:font-size-asian="8pt" style:font-style-asian="italic"/>
    </style:style>
    <style:style style:name="Job_20_Title_20_Char" style:display-name="Job Title Char" style:family="text" style:parent-style-name="Default_20_Paragraph_20_Font">
      <style:text-properties fo:font-size="8pt" fo:font-weight="bold" style:font-size-asian="8pt" style:font-weight-asian="bold"/>
    </style:style>
    <style:style style:name="Placeholder_20_Text" style:display-name="Placeholder Text" style:family="text" style:parent-style-name="Default_20_Paragraph_20_Font">
      <style:text-properties fo:color="#808080"/>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font-size="8pt" style:font-size-asian="8pt"/>
    </style:style>
    <style:style style:name="Pie_20_de_20_página_20_Car" style:display-name="Pie de página Car" style:family="text" style:parent-style-name="Default_20_Paragraph_20_Font">
      <style:text-properties fo:font-size="8pt" style:font-size-asian="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language="es" fo:country="MX"/>
    </style:style>
    <style:page-layout style:name="Mpm1">
      <style:page-layout-properties fo:page-width="8.5in" fo:page-height="11in" style:num-format="1" style:print-orientation="portrait" fo:margin-top="0.5in" fo:margin-bottom="1in" fo:margin-left="1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1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11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Your_20_Name" text:outline-level="1"><text:span text:style-name="MT1">Marco ANTONIO De jesus CIRIACO</text:span><text:span text:style-name="MT1"><text:tab/>Page </text:span><text:span text:style-name="MT1"><text:page-number text:select-page="current">2</text:page-number></text:span></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dc:title>
    <meta:initial-creator>Marco ANTONIO De jesus CIRIACO</meta:initial-creator>
    <meta:editing-cycles>77</meta:editing-cycles>
    <meta:print-date>2006-08-01T17:47:00</meta:print-date>
    <meta:creation-date>2015-04-13T16:21:00</meta:creation-date>
    <dc:date>2018-08-24T04:55:33.269586044</dc:date>
    <meta:editing-duration>PT4H43M48S</meta:editing-duration>
    <meta:generator>LibreOffice/6.0.3.2$Linux_x86 LibreOffice_project/00m0$Build-2</meta:generator>
    <meta:document-statistic meta:table-count="0" meta:image-count="0" meta:object-count="0" meta:page-count="4" meta:paragraph-count="70" meta:word-count="633" meta:character-count="5130" meta:non-whitespace-character-count="3882"/>
    <meta:user-defined meta:name="AppVersion">14.0000</meta:user-defined>
    <meta:user-defined meta:name="Company">UST-Glob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101695599990</meta:user-defined>
    <meta:template xlink:type="simple" xlink:actuate="onRequest" xlink:title="CurriculumVitae" xlink:href=""/>
  </office:meta>
</office:document-meta>
</file>